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75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4.157cm"/>
    </style:style>
    <style:style style:name="co4" style:family="table-column">
      <style:table-column-properties fo:break-before="auto" style:column-width="3.738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#ffff00" fo:border-left="none" fo:border-right="none" fo:border-top="0.74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ultiChem Charger Memory Map</text:p>
          </table:table-cell>
          <table:covered-table-cell table:number-columns-repeated="2" table:style-name="ce4"/>
          <table:covered-table-cell table:style-name="ce5"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3"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Used bytes</text:p>
          </table:table-cell>
          <table:table-cell table:style-name="ce2" office:value-type="string" calcext:value-type="string">
            <text:p>Address </text:p>
          </table:table-cell>
          <table:table-cell table:style-name="ce2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Capacitance Cycle 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6" office:value-type="string" calcext:value-type="string">
            <text:p>MAX MEMORY</text:p>
          </table:table-cell>
        </table:table-row>
        <table:table-row table:style-name="ro3">
          <table:table-cell office:value-type="string" calcext:value-type="string">
            <text:p>Capacitance Cycle 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8*1024" office:value-type="float" office:value="8192" calcext:value-type="float">
            <text:p>8192</text:p>
          </table:table-cell>
        </table:table-row>
        <table:table-row table:style-name="ro3">
          <table:table-cell office:value-type="string" calcext:value-type="string">
            <text:p>Capacitance Cycle 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4:.B33])" office:value-type="float" office:value="51" calcext:value-type="float">
            <text:p>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pacitance Cycle 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Address Li-Ion</text:p>
          </table:table-cell>
          <table:table-cell office:value-type="string" calcext:value-type="string">
            <text:p>Address PB</text:p>
          </table:table-cell>
          <table:table-cell office:value-type="string" calcext:value-type="string">
            <text:p>Address NI-M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tt Typ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ll Cou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ell Votag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in discharge voltag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rickle Voltag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rickle Curren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x Tim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em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rgCur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iscCur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rgCur2 (mA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iscCur2 (mA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rgCur2 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iscCur2 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rgCur3 (mA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iscCur3 (mA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rgCur3 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iscCur3 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rgCur4 (mA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iscCur4 (mA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rgCur4 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iscCur4 %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 table:number-rows-repeated="3">
          <table:table-cell table:style-name="Default" table:number-columns-repeated="5"/>
          <table:table-cell table:number-columns-repeated="3"/>
        </table:table-row>
        <table:table-row table:style-name="ro3">
          <table:table-cell office:value-type="string" calcext:value-type="string">
            <text:p>Discharge Curves</text:p>
          </table:table-cell>
          <table:table-cell table:style-name="Default" office:value-type="string" calcext:value-type="string">
            <text:p>Used bytes</text:p>
          </table:table-cell>
          <table:table-cell table:style-name="Default" office:value-type="string" calcext:value-type="string">
            <text:p>Sample count</text:p>
          </table:table-cell>
          <table:table-cell table:style-name="Default" office:value-type="string" calcext:value-type="string">
            <text:p>Cycles</text:p>
          </table:table-cell>
          <table:table-cell table:style-name="Default"/>
          <table:table-cell/>
          <table:table-cell office:value-type="string" calcext:value-type="string">
            <text:p>Sum</text:p>
          </table:table-cell>
          <table:table-cell/>
        </table:table-row>
        <table:table-row table:style-name="ro2">
          <table:table-cell table:style-name="Default" office:value-type="string" calcext:value-type="string">
            <text:p>Volta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D38]*[.C38]*[.B38]" office:value-type="float" office:value="8000" calcext:value-type="float">
            <text:p>8000</text:p>
          </table:table-cell>
          <table:table-cell/>
          <table:table-cell table:formula="of:=[.E38]+[.E39]" office:value-type="float" office:value="16000" calcext:value-type="float">
            <text:p>16000</text:p>
          </table:table-cell>
          <table:table-cell/>
        </table:table-row>
        <table:table-row table:style-name="ro2">
          <table:table-cell table:style-name="Default" office:value-type="string" calcext:value-type="string">
            <text:p>Curren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D39]*[.C39]*[.B39]" office:value-type="float" office:value="8000" calcext:value-type="float">
            <text:p>8000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Default" table:formula="of:=10*60*60" office:value-type="float" office:value="36000" calcext:value-type="float">
            <text:p>36000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Default" table:formula="of:=[.C41]/[.C38]" office:value-type="float" office:value="36" calcext:value-type="float">
            <text:p>36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3:48:20.554000000</meta:creation-date>
    <meta:generator>LibreOffice/7.4.3.2$Windows_X86_64 LibreOffice_project/1048a8393ae2eeec98dff31b5c133c5f1d08b890</meta:generator>
    <dc:date>2024-03-06T15:48:59.820000000</dc:date>
    <meta:editing-duration>PT2H38S</meta:editing-duration>
    <meta:editing-cycles>5</meta:editing-cycles>
    <meta:document-statistic meta:table-count="1" meta:cell-count="85" meta:object-count="0"/>
  </office:meta>
</office:document-meta>
</file>